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Perfecto, con esa base podemos diseñar un laboratorio que explore a los individuos como componentes funcionales del sistema de la vida —es decir, no como fines en sí mismos, sino como partes transitorias de un programa más amplio. Aquí algunas ideas clave que podemos desarrollar:</text:p>
      <text:p text:style-name="Horizontal_20_Line"/>
      <text:h text:style-name="Heading_20_3" text:outline-level="3">🔬 <text:span text:style-name="Strong_20_Emphasis">Laboratorio del Capítulo 9: El Individuo</text:span></text:h>
      <text:h text:style-name="Heading_20_4" text:outline-level="4">Pregunta central</text:h>
      <text:p text:style-name="Text_20_body"><text:span text:style-name="Strong_20_Emphasis">¿Qué papel cumplen los individuos en el sistema de la vida?</text:span></text:p>
      <text:p text:style-name="Horizontal_20_Line"/>
      <text:h text:style-name="Heading_20_4" text:outline-level="4">Hipótesis de entrada</text:h>
      <text:list xml:id="list2272638668" text:style-name="L1">
        <text:list-item>
          <text:p text:style-name="P1">El individuo no es el fin, sino un medio.</text:p>
        </text:list-item>
        <text:list-item>
          <text:p text:style-name="P1">La vida no se perpetúa por los individuos, sino a través de ellos.</text:p>
        </text:list-item>
        <text:list-item>
          <text:p text:style-name="P1">Los individuos son nodos temporales de un proceso continuo de procesamiento de información genética.</text:p>
        </text:list-item>
      </text:list>
      <text:p text:style-name="Horizontal_20_Line"/>
      <text:h text:style-name="Heading_20_4" text:outline-level="4">Propuesta conceptual</text:h>
      <text:p text:style-name="Text_20_body"><text:span text:style-name="Strong_20_Emphasis">Los individuos son "instancias ejecutables" de un código universal.</text:span></text:p>
      <text:p text:style-name="Text_20_body">Como si cada individuo fuera un proceso lanzado por un sistema operativo, ejecuta un ciclo de vida, interactúa con el entorno, recopila retroalimentación (adaptación), y transmite datos (ADN) modificados.</text:p>
      <text:p text:style-name="Horizontal_20_Line"/>
      <text:h text:style-name="Heading_20_4" text:outline-level="4">Análisis del individuo como componente del sistema:</text:h>
      <text:list xml:id="list1984232783" text:style-name="L2">
        <text:list-item>
          <text:p text:style-name="P2"><text:span text:style-name="Strong_20_Emphasis">Contenedor de ADN:</text:span></text:p>
          <text:list>
            <text:list-item>
              <text:p text:style-name="P2">Porta los datos que definen su forma, funciones y capacidades.</text:p>
            </text:list-item>
            <text:list-item>
              <text:p text:style-name="P2">Cada individuo es una manifestación temporal de un código compartido.</text:p>
            </text:list-item>
          </text:list>
        </text:list-item>
        <text:list-item>
          <text:p text:style-name="P2"><text:span text:style-name="Strong_20_Emphasis">Procesador de datos:</text:span></text:p>
          <text:list>
            <text:list-item>
              <text:p text:style-name="P2">A través de la reproducción y mutación, transforma los datos.</text:p>
            </text:list-item>
            <text:list-item>
              <text:p text:style-name="P2">El individuo "ejecuta" un ciclo que transforma el ADN para la siguiente generación.</text:p>
            </text:list-item>
          </text:list>
        </text:list-item>
        <text:list-item>
          <text:p text:style-name="P2"><text:span text:style-name="Strong_20_Emphasis">Interfaz con el entorno:</text:span></text:p>
          <text:list>
            <text:list-item>
              <text:p text:style-name="P2">Capta variables externas (clima, amenazas, recursos).</text:p>
            </text:list-item>
            <text:list-item>
              <text:p text:style-name="P2"><text:soft-page-break/>Las presiones ambientales actúan como entradas en el sistema de cálculo, y el individuo responde y adapta sus datos.</text:p>
            </text:list-item>
          </text:list>
        </text:list-item>
        <text:list-item>
          <text:p text:style-name="P2"><text:span text:style-name="Strong_20_Emphasis">Obsolescencia programada (muerte):</text:span></text:p>
          <text:list>
            <text:list-item>
              <text:p text:style-name="P2">Como en los sistemas distribuidos, los procesos son temporales y deben cerrarse para que el sistema general evolucione.</text:p>
            </text:list-item>
            <text:list-item>
              <text:p text:style-name="P2">La muerte no es un error, es una función del programa.</text:p>
            </text:list-item>
          </text:list>
        </text:list-item>
      </text:list>
      <text:p text:style-name="Horizontal_20_Line"/>
      <text:h text:style-name="Heading_20_4" text:outline-level="4">Experimento mental (tipo Galileo):</text:h>
      <text:p text:style-name="Text_20_body"><text:span text:style-name="Strong_20_Emphasis">"El individuo congelado"</text:span><text:line-break/>Imagina que se congela un individuo en el tiempo, aislado de todo entorno. No puede reproducirse, no puede interactuar, no puede morir. ¿Qué ocurre? El sistema de la vida se detiene en ese nodo. Es decir, el individuo solo tiene sentido si es parte activa del flujo. Como un engranaje: quieto, no cumple su función.</text:p>
      <text:p text:style-name="Horizontal_20_Line"/>
      <text:h text:style-name="Heading_20_4" text:outline-level="4">Reflexión final</text:h>
      <text:p text:style-name="Text_20_body">El individuo es sagrado en su vivencia, pero funcional en el sistema. Como los fotogramas de una película: cada uno es bello, pero ninguno tiene sentido sin los demás. La vida no es la historia de un individuo, sino de cómo la información fluye a través de millones de ellos.</text:p>
      <text:p text:style-name="Horizontal_20_Line"/>
      <text:p text:style-name="Text_20_body">¿Quieres que desarrollemos una versión mística o una alegoría narrativa para este laboratorio también? Puedo ayudarte con una <text:a xlink:type="simple" xlink:href="https://chatgpt.com/c/f" text:style-name="Internet_20_link" text:visited-style-name="Visited_20_Internet_20_Link">metáfora simbólica</text:a> o un <text:a xlink:type="simple" xlink:href="https://chatgpt.com/c/f" text:style-name="Internet_20_link" text:visited-style-name="Visited_20_Internet_20_Link">diálogo con un anfitrión</text: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16T19:23:31.427000000</meta:creation-date>
    <dc:date>2025-06-16T19:28:30.269000000</dc:date>
    <meta:editing-duration>PT4M59S</meta:editing-duration>
    <meta:editing-cycles>1</meta:editing-cycles>
    <meta:document-statistic meta:table-count="0" meta:image-count="0" meta:object-count="0" meta:page-count="2" meta:paragraph-count="29" meta:word-count="416" meta:character-count="2537" meta:non-whitespace-character-count="2165"/>
    <meta:generator>LibreOffice/7.3.5.2$Windows_X86_64 LibreOffice_project/184fe81b8c8c30d8b5082578aee2fed2ea847c01</meta:generator>
  </office:meta>
</office:document-meta>
</file>